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55000000BA724082E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x="1.6035in" svg:y="1.9689in" svg:width="6.2189in" draw:z-index="0"><draw:text-box fo:min-height="1.9374in"><text:p text:style-name="Caption"><draw:frame draw:style-name="fr2" draw:name="graphics1" text:anchor-type="paragraph" svg:x="0.0016in" svg:y="0.0008in" svg:width="6.2189in" style:rel-width="100%" svg:height="1.9374in" style:rel-height="scale" draw:z-index="1"><draw:image xlink:href="Pictures/1000000000000255000000BA724082EB.png" xlink:type="simple" xlink:show="embed" xlink:actuate="onLoad"/></draw:frame>ER Diagram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scal Chatterjee</meta:initial-creator>
    <meta:creation-date>2010-10-31T20:44:23</meta:creation-date>
    <meta:document-statistic meta:table-count="0" meta:image-count="1" meta:object-count="0" meta:page-count="1" meta:paragraph-count="1" meta:word-count="2" meta:character-count="10"/>
    <dc:date>2010-10-31T20:48:30</dc:date>
    <dc:creator>Pascal Chatterjee</dc:creator>
    <meta:editing-duration>PT00H04M08S</meta:editing-duration>
    <meta:editing-cycles>1</meta:editing-cycles>
    <meta:generator>OpenOffice.org/3.2$Unix OpenOffice.org_project/320m19$Build-9505</meta:generator>
  </office:meta>
</office:document-meta>
</file>